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New Sung1" svg:font-family="'AR PL New Sung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7cd74" officeooo:paragraph-rsid="0017cd74" style:font-weight-asian="bold" style:font-weight-complex="bold"/>
    </style:style>
    <style:style style:name="P2" style:family="paragraph" style:parent-style-name="Text_20_body">
      <style:text-properties style:font-name="Courier New" fo:font-weight="bold" officeooo:rsid="0017cd74" officeooo:paragraph-rsid="001965fd" fo:background-color="#999999" style:font-weight-asian="bold" style:font-weight-complex="bold"/>
    </style:style>
    <style:style style:name="P3" style:family="paragraph" style:parent-style-name="Text_20_body">
      <style:text-properties style:font-name="Courier New" fo:font-weight="bold" officeooo:rsid="0017cd74" officeooo:paragraph-rsid="001b1f4f" fo:background-color="#999999" style:font-weight-asian="bold" style:font-weight-complex="bold"/>
    </style:style>
    <style:style style:name="P4" style:family="paragraph" style:parent-style-name="Text_20_body">
      <style:text-properties style:font-name="Courier New" fo:font-weight="bold" officeooo:rsid="0017cd74" officeooo:paragraph-rsid="001c4a1b" fo:background-color="#999999" style:font-weight-asian="bold" style:font-weight-complex="bold"/>
    </style:style>
    <style:style style:name="P5" style:family="paragraph" style:parent-style-name="Text_20_body">
      <style:text-properties style:font-name="Courier New" fo:font-weight="bold" officeooo:rsid="001c4a1b" officeooo:paragraph-rsid="001c4a1b" fo:background-color="#999999" style:font-weight-asian="bold" style:font-weight-complex="bold"/>
    </style:style>
    <style:style style:name="P6" style:family="paragraph" style:parent-style-name="Text_20_body">
      <style:text-properties style:font-name="Courier New" fo:font-weight="bold" officeooo:rsid="001c4a1b" officeooo:paragraph-rsid="001c7182" fo:background-color="#999999" style:font-weight-asian="bold" style:font-weight-complex="bold"/>
    </style:style>
    <style:style style:name="P7" style:family="paragraph" style:parent-style-name="Text_20_body">
      <style:text-properties style:font-name="Courier New" fo:font-weight="bold" officeooo:rsid="001c4a1b" officeooo:paragraph-rsid="001dc5c0" fo:background-color="#999999" style:font-weight-asian="bold" style:font-weight-complex="bold"/>
    </style:style>
    <style:style style:name="P8" style:family="paragraph" style:parent-style-name="Text_20_body">
      <style:text-properties style:font-name="Courier New" fo:font-weight="bold" officeooo:rsid="001c4a1b" officeooo:paragraph-rsid="001e45fa" fo:background-color="#999999" style:font-weight-asian="bold" style:font-weight-complex="bold"/>
    </style:style>
    <style:style style:name="P9" style:family="paragraph" style:parent-style-name="Text_20_body">
      <style:text-properties style:font-name="Courier New" fo:font-weight="bold" officeooo:rsid="001c4a1b" officeooo:paragraph-rsid="001fed76" fo:background-color="#999999" style:font-weight-asian="bold" style:font-weight-complex="bold"/>
    </style:style>
    <style:style style:name="P10" style:family="paragraph" style:parent-style-name="Text_20_body">
      <style:text-properties style:font-name="Courier New" fo:font-weight="bold" officeooo:rsid="001c4a1b" officeooo:paragraph-rsid="002220ee" fo:background-color="#999999" style:font-weight-asian="bold" style:font-weight-complex="bold"/>
    </style:style>
    <style:style style:name="P11" style:family="paragraph" style:parent-style-name="Text_20_body">
      <style:text-properties style:font-name="Courier New" fo:font-weight="bold" officeooo:rsid="001c4a1b" officeooo:paragraph-rsid="00240ec9" fo:background-color="#999999" style:font-weight-asian="bold" style:font-weight-complex="bold"/>
    </style:style>
    <style:style style:name="P12" style:family="paragraph" style:parent-style-name="Text_20_body">
      <style:text-properties style:font-name="Courier New" fo:font-weight="bold" officeooo:rsid="001c4a1b" officeooo:paragraph-rsid="00243a50" fo:background-color="#999999" style:font-weight-asian="bold" style:font-weight-complex="bold"/>
    </style:style>
    <style:style style:name="P13" style:family="paragraph" style:parent-style-name="Text_20_body">
      <style:text-properties style:font-name="Courier New" fo:font-weight="bold" officeooo:rsid="001c4a1b" officeooo:paragraph-rsid="00257196" fo:background-color="#999999" style:font-weight-asian="bold" style:font-weight-complex="bold"/>
    </style:style>
    <style:style style:name="P14" style:family="paragraph" style:parent-style-name="Text_20_body">
      <style:text-properties style:font-name="Courier New" fo:font-weight="bold" officeooo:rsid="001c4a1b" officeooo:paragraph-rsid="002617b0" fo:background-color="#999999" style:font-weight-asian="bold" style:font-weight-complex="bold"/>
    </style:style>
    <style:style style:name="P15" style:family="paragraph" style:parent-style-name="Text_20_body">
      <style:text-properties style:font-name="Courier New" fo:font-weight="bold" officeooo:rsid="001c4a1b" officeooo:paragraph-rsid="002732d7" fo:background-color="#999999" style:font-weight-asian="bold" style:font-weight-complex="bold"/>
    </style:style>
    <style:style style:name="P16" style:family="paragraph" style:parent-style-name="Text_20_body">
      <style:text-properties style:font-name="Courier New" fo:font-weight="bold" officeooo:rsid="001c4a1b" officeooo:paragraph-rsid="0028c3d3" fo:background-color="#999999" style:font-weight-asian="bold" style:font-weight-complex="bold"/>
    </style:style>
    <style:style style:name="P17" style:family="paragraph" style:parent-style-name="Text_20_body">
      <style:text-properties style:font-name="Courier New" fo:font-weight="bold" officeooo:rsid="001c4a1b" officeooo:paragraph-rsid="0028ec62" fo:background-color="#999999" style:font-weight-asian="bold" style:font-weight-complex="bold"/>
    </style:style>
    <style:style style:name="P18" style:family="paragraph" style:parent-style-name="Text_20_body">
      <style:text-properties style:font-name="Courier New" fo:font-weight="bold" officeooo:rsid="001c4a1b" officeooo:paragraph-rsid="00293a6b" fo:background-color="#999999" style:font-weight-asian="bold" style:font-weight-complex="bold"/>
    </style:style>
    <style:style style:name="P19" style:family="paragraph" style:parent-style-name="Text_20_body">
      <style:text-properties style:font-name="Courier New" fo:font-weight="bold" officeooo:rsid="001c4a1b" officeooo:paragraph-rsid="0029bb19" fo:background-color="#999999" style:font-weight-asian="bold" style:font-weight-complex="bold"/>
    </style:style>
    <style:style style:name="P20" style:family="paragraph" style:parent-style-name="Text_20_body">
      <style:text-properties style:font-name="Courier New" fo:font-weight="bold" officeooo:rsid="001c4a1b" officeooo:paragraph-rsid="0029c45b" fo:background-color="#999999" style:font-weight-asian="bold" style:font-weight-complex="bold"/>
    </style:style>
    <style:style style:name="P21" style:family="paragraph" style:parent-style-name="Text_20_body">
      <style:text-properties style:font-name="Courier New" fo:font-weight="bold" officeooo:rsid="001c4a1b" officeooo:paragraph-rsid="002d472f" fo:background-color="#999999" style:font-weight-asian="bold" style:font-weight-complex="bold"/>
    </style:style>
    <style:style style:name="P22" style:family="paragraph" style:parent-style-name="Text_20_body">
      <style:text-properties style:font-name="Courier New" fo:font-weight="bold" officeooo:rsid="00212bba" officeooo:paragraph-rsid="00212bba" fo:background-color="#999999" style:font-weight-asian="bold" style:font-weight-complex="bold"/>
    </style:style>
    <style:style style:name="P23" style:family="paragraph" style:parent-style-name="Text_20_body">
      <style:text-properties style:font-name="Courier New" fo:font-weight="bold" officeooo:rsid="002de169" officeooo:paragraph-rsid="002de169" fo:background-color="#999999" style:font-weight-asian="bold" style:font-weight-complex="bold"/>
    </style:style>
    <style:style style:name="P24" style:family="paragraph" style:parent-style-name="Text_20_body">
      <style:text-properties style:font-name="Courier New" fo:font-weight="bold" officeooo:rsid="002de169" officeooo:paragraph-rsid="002e44bd" fo:background-color="#999999" style:font-weight-asian="bold" style:font-weight-complex="bold"/>
    </style:style>
    <style:style style:name="P25" style:family="paragraph" style:parent-style-name="Text_20_body">
      <style:text-properties style:font-name="Courier New" fo:font-weight="bold" officeooo:rsid="002de169" officeooo:paragraph-rsid="00337f3a" fo:background-color="#999999" style:font-weight-asian="bold" style:font-weight-complex="bold"/>
    </style:style>
    <style:style style:name="P26" style:family="paragraph" style:parent-style-name="Text_20_body">
      <style:text-properties style:font-name="Courier New" fo:font-weight="bold" officeooo:rsid="002de169" officeooo:paragraph-rsid="0034b0a2" fo:background-color="#999999" style:font-weight-asian="bold" style:font-weight-complex="bold"/>
    </style:style>
    <style:style style:name="P27" style:family="paragraph" style:parent-style-name="Text_20_body">
      <style:text-properties style:font-name="Courier New" fo:font-weight="bold" officeooo:rsid="002de169" officeooo:paragraph-rsid="0037632e" fo:background-color="#999999" style:font-weight-asian="bold" style:font-weight-complex="bold"/>
    </style:style>
    <style:style style:name="P28" style:family="paragraph" style:parent-style-name="Text_20_body">
      <style:text-properties style:font-name="Courier New" fo:font-weight="bold" officeooo:rsid="002de169" officeooo:paragraph-rsid="003972a9" fo:background-color="#999999" style:font-weight-asian="bold" style:font-weight-complex="bold"/>
    </style:style>
    <style:style style:name="P29" style:family="paragraph" style:parent-style-name="Text_20_body">
      <style:text-properties style:font-name="Courier New" fo:font-weight="bold" officeooo:rsid="002de169" officeooo:paragraph-rsid="0039dfb2" fo:background-color="#999999" style:font-weight-asian="bold" style:font-weight-complex="bold"/>
    </style:style>
    <style:style style:name="P30" style:family="paragraph" style:parent-style-name="Text_20_body">
      <style:text-properties style:font-name="Courier New" fo:font-weight="bold" officeooo:rsid="002de169" officeooo:paragraph-rsid="003bce49" fo:background-color="#999999" style:font-weight-asian="bold" style:font-weight-complex="bold"/>
    </style:style>
    <style:style style:name="P31" style:family="paragraph" style:parent-style-name="Text_20_body">
      <style:text-properties style:font-name="Courier New" fo:font-weight="bold" officeooo:rsid="002de169" officeooo:paragraph-rsid="003c535e" fo:background-color="#999999" style:font-weight-asian="bold" style:font-weight-complex="bold"/>
    </style:style>
    <style:style style:name="P32" style:family="paragraph" style:parent-style-name="Text_20_body">
      <style:text-properties style:font-name="Courier New" fo:font-weight="bold" officeooo:rsid="002de169" officeooo:paragraph-rsid="003df43d" fo:background-color="#999999" style:font-weight-asian="bold" style:font-weight-complex="bold"/>
    </style:style>
    <style:style style:name="P33" style:family="paragraph" style:parent-style-name="Text_20_body">
      <style:text-properties style:font-name="Courier New" fo:font-weight="bold" officeooo:rsid="002de169" officeooo:paragraph-rsid="003f570a" fo:background-color="#999999" style:font-weight-asian="bold" style:font-weight-complex="bold"/>
    </style:style>
    <style:style style:name="P34" style:family="paragraph" style:parent-style-name="Text_20_body">
      <style:text-properties style:font-name="Courier New" fo:font-weight="bold" officeooo:rsid="0031ca92" officeooo:paragraph-rsid="0031ca92" fo:background-color="#999999" style:font-weight-asian="bold" style:font-weight-complex="bold"/>
    </style:style>
    <style:style style:name="P35" style:family="paragraph" style:parent-style-name="Text_20_body">
      <style:text-properties style:font-name="Courier New" fo:font-weight="bold" officeooo:rsid="00379144" officeooo:paragraph-rsid="00379144" fo:background-color="#999999" style:font-weight-asian="bold" style:font-weight-complex="bold"/>
    </style:style>
    <style:style style:name="P36" style:family="paragraph" style:parent-style-name="Text_20_body">
      <style:text-properties style:font-name="Courier New" fo:font-weight="bold" officeooo:rsid="003972a9" officeooo:paragraph-rsid="003972a9" fo:background-color="#999999" style:font-weight-asian="bold" style:font-weight-complex="bold"/>
    </style:style>
    <style:style style:name="P37" style:family="paragraph" style:parent-style-name="Text_20_body">
      <style:text-properties style:font-name="Courier New" fo:font-weight="bold" officeooo:rsid="0039dfb2" officeooo:paragraph-rsid="0039dfb2" fo:background-color="#999999" style:font-weight-asian="bold" style:font-weight-complex="bold"/>
    </style:style>
    <style:style style:name="P38" style:family="paragraph" style:parent-style-name="Text_20_body">
      <style:text-properties style:font-name="Courier New" fo:font-weight="normal" officeooo:rsid="0017cd74" officeooo:paragraph-rsid="0017cd74" fo:background-color="#999999" style:font-weight-asian="normal" style:font-weight-complex="normal"/>
    </style:style>
    <style:style style:name="P39" style:family="paragraph" style:parent-style-name="Text_20_body">
      <style:text-properties style:font-name="Courier New" fo:font-weight="normal" officeooo:rsid="00240ec9" officeooo:paragraph-rsid="00240ec9" fo:background-color="#999999" style:font-weight-asian="normal" style:font-weight-complex="normal"/>
    </style:style>
    <style:style style:name="P40" style:family="paragraph" style:parent-style-name="Text_20_body">
      <style:text-properties style:font-name="Liberation Serif" fo:font-weight="bold" officeooo:rsid="0017cd74" officeooo:paragraph-rsid="0017cd74" style:font-weight-asian="bold" style:font-weight-complex="bold"/>
    </style:style>
    <style:style style:name="P41" style:family="paragraph" style:parent-style-name="Text_20_body">
      <style:text-properties style:font-name="Liberation Serif" fo:font-weight="bold" officeooo:rsid="001965fd" officeooo:paragraph-rsid="001965fd" style:font-weight-asian="bold" style:font-weight-complex="bold"/>
    </style:style>
    <style:style style:name="P42" style:family="paragraph" style:parent-style-name="Text_20_body">
      <style:text-properties style:font-name="Liberation Serif" fo:font-weight="bold" officeooo:rsid="001b1f4f" officeooo:paragraph-rsid="001b1f4f" style:font-weight-asian="bold" style:font-weight-complex="bold"/>
    </style:style>
    <style:style style:name="P43" style:family="paragraph" style:parent-style-name="Text_20_body">
      <style:text-properties style:font-name="Liberation Serif" fo:font-weight="bold" officeooo:rsid="001c4a1b" officeooo:paragraph-rsid="001c4a1b" style:font-weight-asian="bold" style:font-weight-complex="bold"/>
    </style:style>
    <style:style style:name="P44" style:family="paragraph" style:parent-style-name="Text_20_body">
      <style:text-properties style:font-name="Liberation Serif" fo:font-weight="bold" officeooo:rsid="001c7182" officeooo:paragraph-rsid="001c7182" style:font-weight-asian="bold" style:font-weight-complex="bold"/>
    </style:style>
    <style:style style:name="P45" style:family="paragraph" style:parent-style-name="Text_20_body">
      <style:text-properties style:font-name="Liberation Serif" fo:font-weight="bold" officeooo:rsid="001dc5c0" officeooo:paragraph-rsid="001dc5c0" style:font-weight-asian="bold" style:font-weight-complex="bold"/>
    </style:style>
    <style:style style:name="P46" style:family="paragraph" style:parent-style-name="Text_20_body">
      <style:text-properties style:font-name="Liberation Serif" fo:font-weight="bold" officeooo:rsid="001e45fa" officeooo:paragraph-rsid="001e45fa" style:font-weight-asian="bold" style:font-weight-complex="bold"/>
    </style:style>
    <style:style style:name="P47" style:family="paragraph" style:parent-style-name="Text_20_body">
      <style:text-properties style:font-name="Liberation Serif" fo:font-weight="bold" officeooo:rsid="001fed76" officeooo:paragraph-rsid="001fed76" style:font-weight-asian="bold" style:font-weight-complex="bold"/>
    </style:style>
    <style:style style:name="P48" style:family="paragraph" style:parent-style-name="Text_20_body">
      <style:text-properties style:font-name="Liberation Serif" fo:font-weight="bold" officeooo:rsid="00203fcd" officeooo:paragraph-rsid="00203fcd" style:font-weight-asian="bold" style:font-weight-complex="bold"/>
    </style:style>
    <style:style style:name="P49" style:family="paragraph" style:parent-style-name="Text_20_body">
      <style:text-properties style:font-name="Liberation Serif" fo:font-weight="bold" officeooo:rsid="00212bba" officeooo:paragraph-rsid="00212bba" style:font-weight-asian="bold" style:font-weight-complex="bold"/>
    </style:style>
    <style:style style:name="P50" style:family="paragraph" style:parent-style-name="Text_20_body">
      <style:text-properties style:font-name="Liberation Serif" fo:font-weight="bold" officeooo:rsid="002220ee" officeooo:paragraph-rsid="002220ee" style:font-weight-asian="bold" style:font-weight-complex="bold"/>
    </style:style>
    <style:style style:name="P51" style:family="paragraph" style:parent-style-name="Text_20_body">
      <style:text-properties style:font-name="Liberation Serif" fo:font-weight="bold" officeooo:rsid="00240ec9" officeooo:paragraph-rsid="00240ec9" style:font-weight-asian="bold" style:font-weight-complex="bold"/>
    </style:style>
    <style:style style:name="P52" style:family="paragraph" style:parent-style-name="Text_20_body">
      <style:text-properties style:font-name="Liberation Serif" fo:font-weight="bold" officeooo:rsid="00243a50" officeooo:paragraph-rsid="00243a50" style:font-weight-asian="bold" style:font-weight-complex="bold"/>
    </style:style>
    <style:style style:name="P53" style:family="paragraph" style:parent-style-name="Text_20_body">
      <style:text-properties style:font-name="Liberation Serif" fo:font-weight="bold" officeooo:rsid="00257196" officeooo:paragraph-rsid="00257196" style:font-weight-asian="bold" style:font-weight-complex="bold"/>
    </style:style>
    <style:style style:name="P54" style:family="paragraph" style:parent-style-name="Text_20_body">
      <style:text-properties style:font-name="Liberation Serif" fo:font-weight="bold" officeooo:rsid="002617b0" officeooo:paragraph-rsid="002617b0" style:font-weight-asian="bold" style:font-weight-complex="bold"/>
    </style:style>
    <style:style style:name="P55" style:family="paragraph" style:parent-style-name="Text_20_body">
      <style:text-properties style:font-name="Liberation Serif" fo:font-weight="bold" officeooo:rsid="0028c3d3" officeooo:paragraph-rsid="0028c3d3" style:font-weight-asian="bold" style:font-weight-complex="bold"/>
    </style:style>
    <style:style style:name="P56" style:family="paragraph" style:parent-style-name="Text_20_body">
      <style:text-properties style:font-name="Liberation Serif" fo:font-weight="bold" officeooo:rsid="0028ec62" officeooo:paragraph-rsid="0028ec62" style:font-weight-asian="bold" style:font-weight-complex="bold"/>
    </style:style>
    <style:style style:name="P57" style:family="paragraph" style:parent-style-name="Text_20_body">
      <style:text-properties style:font-name="Liberation Serif" fo:font-weight="bold" officeooo:rsid="00293a6b" officeooo:paragraph-rsid="00293a6b" style:font-weight-asian="bold" style:font-weight-complex="bold"/>
    </style:style>
    <style:style style:name="P58" style:family="paragraph" style:parent-style-name="Text_20_body">
      <style:text-properties style:font-name="Liberation Serif" fo:font-weight="bold" officeooo:rsid="0029bb19" officeooo:paragraph-rsid="0029bb19" style:font-weight-asian="bold" style:font-weight-complex="bold"/>
    </style:style>
    <style:style style:name="P59" style:family="paragraph" style:parent-style-name="Text_20_body">
      <style:text-properties style:font-name="Liberation Serif" fo:font-weight="bold" officeooo:rsid="0029c45b" officeooo:paragraph-rsid="0029c45b" style:font-weight-asian="bold" style:font-weight-complex="bold"/>
    </style:style>
    <style:style style:name="P60" style:family="paragraph" style:parent-style-name="Text_20_body">
      <style:text-properties style:font-name="Liberation Serif" fo:font-weight="bold" officeooo:rsid="002d472f" officeooo:paragraph-rsid="002d472f" style:font-weight-asian="bold" style:font-weight-complex="bold"/>
    </style:style>
    <style:style style:name="P61" style:family="paragraph" style:parent-style-name="Text_20_body">
      <style:text-properties style:font-name="Liberation Serif" fo:font-weight="bold" officeooo:rsid="002de169" officeooo:paragraph-rsid="002de169" style:font-weight-asian="bold" style:font-weight-complex="bold"/>
    </style:style>
    <style:style style:name="P62" style:family="paragraph" style:parent-style-name="Text_20_body">
      <style:text-properties style:font-name="Liberation Serif" fo:font-weight="bold" officeooo:rsid="002e44bd" officeooo:paragraph-rsid="002e44bd" style:font-weight-asian="bold" style:font-weight-complex="bold"/>
    </style:style>
    <style:style style:name="P63" style:family="paragraph" style:parent-style-name="Text_20_body">
      <style:text-properties style:font-name="Liberation Serif" fo:font-weight="bold" officeooo:rsid="002fefee" officeooo:paragraph-rsid="002fefee" style:font-weight-asian="bold" style:font-weight-complex="bold"/>
    </style:style>
    <style:style style:name="P64" style:family="paragraph" style:parent-style-name="Text_20_body">
      <style:text-properties style:font-name="Liberation Serif" fo:font-weight="bold" officeooo:rsid="00337f3a" officeooo:paragraph-rsid="00337f3a" style:font-weight-asian="bold" style:font-weight-complex="bold"/>
    </style:style>
    <style:style style:name="P65" style:family="paragraph" style:parent-style-name="Text_20_body">
      <style:text-properties style:font-name="Liberation Serif" fo:font-weight="bold" officeooo:rsid="0034b0a2" officeooo:paragraph-rsid="0034b0a2" style:font-weight-asian="bold" style:font-weight-complex="bold"/>
    </style:style>
    <style:style style:name="P66" style:family="paragraph" style:parent-style-name="Text_20_body">
      <style:text-properties style:font-name="Liberation Serif" fo:font-weight="bold" officeooo:rsid="0037632e" officeooo:paragraph-rsid="0037632e" style:font-weight-asian="bold" style:font-weight-complex="bold"/>
    </style:style>
    <style:style style:name="P67" style:family="paragraph" style:parent-style-name="Text_20_body">
      <style:text-properties style:font-name="Liberation Serif" fo:font-weight="bold" officeooo:rsid="00379144" officeooo:paragraph-rsid="00379144" style:font-weight-asian="bold" style:font-weight-complex="bold"/>
    </style:style>
    <style:style style:name="P68" style:family="paragraph" style:parent-style-name="Text_20_body">
      <style:text-properties style:font-name="Liberation Serif" fo:font-weight="bold" officeooo:rsid="00380ab6" officeooo:paragraph-rsid="00380ab6" style:font-weight-asian="bold" style:font-weight-complex="bold"/>
    </style:style>
    <style:style style:name="P69" style:family="paragraph" style:parent-style-name="Text_20_body">
      <style:text-properties style:font-name="Liberation Serif" fo:font-weight="bold" officeooo:rsid="003972a9" officeooo:paragraph-rsid="003972a9" style:font-weight-asian="bold" style:font-weight-complex="bold"/>
    </style:style>
    <style:style style:name="P70" style:family="paragraph" style:parent-style-name="Text_20_body">
      <style:text-properties style:font-name="Liberation Serif" fo:font-weight="bold" officeooo:rsid="0039dfb2" officeooo:paragraph-rsid="0039dfb2" style:font-weight-asian="bold" style:font-weight-complex="bold"/>
    </style:style>
    <style:style style:name="P71" style:family="paragraph" style:parent-style-name="Text_20_body">
      <style:text-properties style:font-name="Liberation Serif" fo:font-weight="bold" officeooo:rsid="003bce49" officeooo:paragraph-rsid="003bce49" style:font-weight-asian="bold" style:font-weight-complex="bold"/>
    </style:style>
    <style:style style:name="P72" style:family="paragraph" style:parent-style-name="Text_20_body">
      <style:text-properties style:font-name="Liberation Serif" fo:font-weight="bold" officeooo:rsid="003c535e" officeooo:paragraph-rsid="003c535e" style:font-weight-asian="bold" style:font-weight-complex="bold"/>
    </style:style>
    <style:style style:name="P73" style:family="paragraph" style:parent-style-name="Text_20_body">
      <style:text-properties style:font-name="Liberation Serif" fo:font-weight="bold" officeooo:rsid="003df43d" officeooo:paragraph-rsid="003df43d" style:font-weight-asian="bold" style:font-weight-complex="bold"/>
    </style:style>
    <style:style style:name="P74" style:family="paragraph" style:parent-style-name="Text_20_body">
      <style:text-properties style:font-name="Liberation Serif" fo:font-weight="bold" officeooo:rsid="003e142a" officeooo:paragraph-rsid="003e142a" style:font-weight-asian="bold" style:font-weight-complex="bold"/>
    </style:style>
    <style:style style:name="P75" style:family="paragraph" style:parent-style-name="Text_20_body">
      <style:text-properties style:font-name="Liberation Serif" fo:font-weight="normal" officeooo:rsid="0017cd74" officeooo:paragraph-rsid="0017cd74" style:font-weight-asian="normal" style:font-weight-complex="normal"/>
    </style:style>
    <style:style style:name="P76" style:family="paragraph" style:parent-style-name="Title">
      <style:text-properties officeooo:rsid="0017cd74" officeooo:paragraph-rsid="0017cd74"/>
    </style:style>
    <style:style style:name="P77" style:family="paragraph" style:parent-style-name="Subtitle">
      <style:text-properties officeooo:rsid="0017cd74" officeooo:paragraph-rsid="0017cd74"/>
    </style:style>
    <style:style style:name="P78" style:family="paragraph" style:parent-style-name="Text_20_body">
      <style:text-properties style:font-name="Courier New" fo:font-weight="bold" officeooo:rsid="004057fe" officeooo:paragraph-rsid="004057f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65fd" style:font-weight-asian="normal" style:font-weight-complex="normal"/>
    </style:style>
    <style:style style:name="T3" style:family="text">
      <style:text-properties fo:font-weight="normal" officeooo:rsid="00198bc7" style:font-weight-asian="normal" style:font-weight-complex="normal"/>
    </style:style>
    <style:style style:name="T4" style:family="text">
      <style:text-properties fo:font-weight="normal" officeooo:rsid="001b1f4f" style:font-weight-asian="normal" style:font-weight-complex="normal"/>
    </style:style>
    <style:style style:name="T5" style:family="text">
      <style:text-properties fo:font-weight="normal" officeooo:rsid="001c4a1b" style:font-weight-asian="normal" style:font-weight-complex="normal"/>
    </style:style>
    <style:style style:name="T6" style:family="text">
      <style:text-properties fo:font-weight="normal" officeooo:rsid="001c7182" style:font-weight-asian="normal" style:font-weight-complex="normal"/>
    </style:style>
    <style:style style:name="T7" style:family="text">
      <style:text-properties fo:font-weight="normal" officeooo:rsid="001dc5c0" style:font-weight-asian="normal" style:font-weight-complex="normal"/>
    </style:style>
    <style:style style:name="T8" style:family="text">
      <style:text-properties fo:font-weight="normal" officeooo:rsid="001e45fa" style:font-weight-asian="normal" style:font-weight-complex="normal"/>
    </style:style>
    <style:style style:name="T9" style:family="text">
      <style:text-properties fo:font-weight="normal" officeooo:rsid="001fed76" style:font-weight-asian="normal" style:font-weight-complex="normal"/>
    </style:style>
    <style:style style:name="T10" style:family="text">
      <style:text-properties fo:font-weight="normal" officeooo:rsid="00203fcd" style:font-weight-asian="normal" style:font-weight-complex="normal"/>
    </style:style>
    <style:style style:name="T11" style:family="text">
      <style:text-properties fo:font-weight="normal" officeooo:rsid="00212bba" style:font-weight-asian="normal" style:font-weight-complex="normal"/>
    </style:style>
    <style:style style:name="T12" style:family="text">
      <style:text-properties fo:font-weight="normal" officeooo:rsid="002220ee" style:font-weight-asian="normal" style:font-weight-complex="normal"/>
    </style:style>
    <style:style style:name="T13" style:family="text">
      <style:text-properties fo:font-weight="normal" officeooo:rsid="00240ec9" style:font-weight-asian="normal" style:font-weight-complex="normal"/>
    </style:style>
    <style:style style:name="T14" style:family="text">
      <style:text-properties fo:font-weight="normal" officeooo:rsid="002427ba" style:font-weight-asian="normal" style:font-weight-complex="normal"/>
    </style:style>
    <style:style style:name="T15" style:family="text">
      <style:text-properties fo:font-weight="normal" officeooo:rsid="00243a50" style:font-weight-asian="normal" style:font-weight-complex="normal"/>
    </style:style>
    <style:style style:name="T16" style:family="text">
      <style:text-properties fo:font-weight="normal" officeooo:rsid="00257196" style:font-weight-asian="normal" style:font-weight-complex="normal"/>
    </style:style>
    <style:style style:name="T17" style:family="text">
      <style:text-properties fo:font-weight="normal" officeooo:rsid="002617b0" style:font-weight-asian="normal" style:font-weight-complex="normal"/>
    </style:style>
    <style:style style:name="T18" style:family="text">
      <style:text-properties fo:font-weight="normal" officeooo:rsid="002732d7" style:font-weight-asian="normal" style:font-weight-complex="normal"/>
    </style:style>
    <style:style style:name="T19" style:family="text">
      <style:text-properties fo:font-weight="normal" officeooo:rsid="0028c3d3" style:font-weight-asian="normal" style:font-weight-complex="normal"/>
    </style:style>
    <style:style style:name="T20" style:family="text">
      <style:text-properties fo:font-weight="normal" officeooo:rsid="0028ec62" style:font-weight-asian="normal" style:font-weight-complex="normal"/>
    </style:style>
    <style:style style:name="T21" style:family="text">
      <style:text-properties fo:font-weight="normal" officeooo:rsid="00293a6b" style:font-weight-asian="normal" style:font-weight-complex="normal"/>
    </style:style>
    <style:style style:name="T22" style:family="text">
      <style:text-properties fo:font-weight="normal" officeooo:rsid="0029bb19" style:font-weight-asian="normal" style:font-weight-complex="normal"/>
    </style:style>
    <style:style style:name="T23" style:family="text">
      <style:text-properties fo:font-weight="normal" officeooo:rsid="0029c45b" style:font-weight-asian="normal" style:font-weight-complex="normal"/>
    </style:style>
    <style:style style:name="T24" style:family="text">
      <style:text-properties fo:font-weight="normal" officeooo:rsid="002baf2a" style:font-weight-asian="normal" style:font-weight-complex="normal"/>
    </style:style>
    <style:style style:name="T25" style:family="text">
      <style:text-properties fo:font-weight="normal" officeooo:rsid="002d472f" style:font-weight-asian="normal" style:font-weight-complex="normal"/>
    </style:style>
    <style:style style:name="T26" style:family="text">
      <style:text-properties fo:font-weight="normal" officeooo:rsid="002de169" style:font-weight-asian="normal" style:font-weight-complex="normal"/>
    </style:style>
    <style:style style:name="T27" style:family="text">
      <style:text-properties fo:font-weight="normal" officeooo:rsid="002e44bd" style:font-weight-asian="normal" style:font-weight-complex="normal"/>
    </style:style>
    <style:style style:name="T28" style:family="text">
      <style:text-properties fo:font-weight="normal" officeooo:rsid="002fefee" style:font-weight-asian="normal" style:font-weight-complex="normal"/>
    </style:style>
    <style:style style:name="T29" style:family="text">
      <style:text-properties fo:font-weight="normal" officeooo:rsid="00337f3a" style:font-weight-asian="normal" style:font-weight-complex="normal"/>
    </style:style>
    <style:style style:name="T30" style:family="text">
      <style:text-properties fo:font-weight="normal" officeooo:rsid="0034b0a2" style:font-weight-asian="normal" style:font-weight-complex="normal"/>
    </style:style>
    <style:style style:name="T31" style:family="text">
      <style:text-properties fo:font-weight="normal" officeooo:rsid="0035b25f" style:font-weight-asian="normal" style:font-weight-complex="normal"/>
    </style:style>
    <style:style style:name="T32" style:family="text">
      <style:text-properties fo:font-weight="normal" officeooo:rsid="0037632e" style:font-weight-asian="normal" style:font-weight-complex="normal"/>
    </style:style>
    <style:style style:name="T33" style:family="text">
      <style:text-properties fo:font-weight="normal" officeooo:rsid="00379144" style:font-weight-asian="normal" style:font-weight-complex="normal"/>
    </style:style>
    <style:style style:name="T34" style:family="text">
      <style:text-properties fo:font-weight="normal" officeooo:rsid="00380ab6" style:font-weight-asian="normal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57196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9bb19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380ab6" style:font-style-asian="italic" style:font-weight-asian="normal" style:font-style-complex="italic" style:font-weight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5719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9bb19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80ab6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965f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972a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9dfb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bce4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c535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df43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e142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e5868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f570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057f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fo:background-color="#999999" loext:char-shading-value="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965fd" fo:background-color="#999999" loext:char-shading-value="0" style:font-style-asian="normal" style:font-weight-asian="normal" style:font-style-complex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font-name="Courier New" fo:font-weight="normal" style:font-weight-asian="normal" style:font-weight-complex="normal"/>
    </style:style>
    <style:style style:name="T57" style:family="text">
      <style:text-properties style:font-name="Courier New" fo:font-weight="normal" officeooo:rsid="00203fcd" style:font-weight-asian="normal" style:font-weight-complex="normal"/>
    </style:style>
    <style:style style:name="T58" style:family="text">
      <style:text-properties style:font-name="Courier New" fo:font-weight="normal" officeooo:rsid="00212bba" style:font-weight-asian="normal" style:font-weight-complex="normal"/>
    </style:style>
    <style:style style:name="T59" style:family="text">
      <style:text-properties style:font-name="Courier New" fo:font-weight="normal" officeooo:rsid="002427ba" style:font-weight-asian="normal" style:font-weight-complex="normal"/>
    </style:style>
    <style:style style:name="T60" style:family="text">
      <style:text-properties style:font-name="Courier New" fo:font-weight="normal" officeooo:rsid="00243a50" style:font-weight-asian="normal" style:font-weight-complex="normal"/>
    </style:style>
    <style:style style:name="T61" style:family="text">
      <style:text-properties style:font-name="Courier New" fo:font-weight="normal" officeooo:rsid="00293a6b" style:font-weight-asian="normal" style:font-weight-complex="normal"/>
    </style:style>
    <style:style style:name="T62" style:family="text">
      <style:text-properties style:font-name="Courier New" fo:font-weight="normal" officeooo:rsid="002fefee" style:font-weight-asian="normal" style:font-weight-complex="normal"/>
    </style:style>
    <style:style style:name="T63" style:family="text">
      <style:text-properties style:font-name="Courier New" fo:font-weight="normal" officeooo:rsid="00379144" style:font-weight-asian="normal" style:font-weight-complex="normal"/>
    </style:style>
    <style:style style:name="T6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Courier New" fo:font-style="normal" fo:font-weight="normal" officeooo:rsid="003972a9" style:font-style-asian="normal" style:font-weight-asian="normal" style:font-style-complex="normal" style:font-weight-complex="normal"/>
    </style:style>
    <style:style style:name="T66" style:family="text">
      <style:text-properties style:font-name="Courier New" fo:font-style="normal" fo:font-weight="normal" officeooo:rsid="004057fe" style:font-style-asian="normal" style:font-weight-asian="normal" style:font-style-complex="normal" style:font-weight-complex="normal"/>
    </style:style>
    <style:style style:name="T67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style:font-name="Liberation Serif" fo:font-style="normal" style:font-style-asian="normal" style:font-style-complex="normal"/>
    </style:style>
    <style:style style:name="T69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Setting Up Arch Laptop</text:p>
      <text:p text:style-name="P77">Devon Bautista – 16 September 2017</text:p>
      <text:p text:style-name="P1">1.<text:span text:style-name="T1"> Check if booted in UEFI mode:</text:span></text:p>
      <text:p text:style-name="P38"># ls /sys/firmware/efi/efivars</text:p>
      <text:p text:style-name="P75">It should not be. If it is, see the ArchWiki on UEFI.</text:p>
      <text:p text:style-name="P40">2.<text:span text:style-name="T1"> Make sure you are connected to the internet using ethernet or WiFi.</text:span></text:p>
      <text:p text:style-name="P40">3.<text:span text:style-name="T1"> Update the system clock.</text:span></text:p>
      <text:p text:style-name="P38"># timedatectl set-ntp true</text:p>
      <text:p text:style-name="P40">4.<text:span text:style-name="T1"> </text:span><text:span text:style-name="T2">List the devices. The hard drive should appear as /dev/sda.</text:span></text:p>
      <text:p text:style-name="P2"><text:span text:style-name="T1"># </text:span><text:span text:style-name="T2">lsblk</text:span></text:p>
      <text:p text:style-name="P41">5.<text:span text:style-name="T1"> Partition the hard drive.</text:span></text:p>
      <text:p text:style-name="P4"><text:span text:style-name="T1"># </text:span><text:span text:style-name="T2">parted /dev/sda<text:line-break/>(parted) mklabel msdos<text:line-break/></text:span><text:span text:style-name="T4">(parted) mkpart primary ext4 100MiB 100%<text:line-break/></text:span><text:span text:style-name="T2">(parted) </text:span><text:span text:style-name="T3">mkpart primary ext4 1MiB 100MiB<text:line-break/>(parted) set 1 boot on</text:span><text:span text:style-name="T4"><text:line-break/>(parted) quit</text:span></text:p>
      <text:p text:style-name="P41">6.<text:span text:style-name="T1"> </text:span><text:span text:style-name="T4">List partitions to see which is which (/boot is 99M, rest is larger). Format the partitions.</text:span></text:p>
      <text:p text:style-name="P3"><text:span text:style-name="T1"># </text:span><text:span text:style-name="T4">lsblk</text:span><text:span text:style-name="T1"><text:line-break/># </text:span><text:span text:style-name="T4">mkfs.ext4 /dev/sda1<text:line-break/></text:span><text:span text:style-name="T1"># </text:span><text:span text:style-name="T4">mkfs.ext4 /dev/sda2</text:span></text:p>
      <text:p text:style-name="P42">7.<text:span text:style-name="T1"> </text:span><text:span text:style-name="T5">Mount partitions.</text:span></text:p>
      <text:p text:style-name="P5"><text:span text:style-name="T2"># </text:span><text:span text:style-name="T1">lsblk<text:line-break/></text:span><text:span text:style-name="T2"># </text:span><text:span text:style-name="T1">mount /dev/sda1 /mnt<text:line-break/></text:span><text:span text:style-name="T2"># </text:span><text:span text:style-name="T1">mkdir /mnt/boot<text:line-break/></text:span><text:span text:style-name="T2"># </text:span><text:span text:style-name="T1">mount /dev/sda2 /mnt/boot</text:span></text:p>
      <text:p text:style-name="P43">8.<text:span text:style-name="T1"> </text:span><text:span text:style-name="T6">Configure the mirrorlist.</text:span></text:p>
      <text:p text:style-name="P6"><text:span text:style-name="T2"># </text:span><text:span text:style-name="T6">cp /etc/pacman.d/mirrorlist /etc/pacman.d/mirrorlist.backup<text:line-break/></text:span><text:span text:style-name="T2"># </text:span><text:span text:style-name="T6">sed -i ‘s/^#Server/Server/’ /etc/pacman.d/mirrorlist.backup<text:line-break/></text:span><text:span text:style-name="T2"># </text:span><text:span text:style-name="T6">rankmirrors /etc/pacman.d/mirrorlist.backup &gt; /etc/pacman.d/mirrorlist</text:span></text:p>
      <text:p text:style-name="P44"><text:soft-page-break/>9.<text:span text:style-name="T1"> </text:span><text:span text:style-name="T7">Install the base packages.</text:span></text:p>
      <text:p text:style-name="P7"><text:span text:style-name="T2"># </text:span><text:span text:style-name="T7">pacstrap /mnt base base-devel</text:span></text:p>
      <text:p text:style-name="P45">10.<text:span text:style-name="T1"> </text:span><text:span text:style-name="T8">Generate fstab file and check it for errors.</text:span></text:p>
      <text:p text:style-name="P8"><text:span text:style-name="T2"># </text:span><text:span text:style-name="T8">genfstab -U /mnt &gt;&gt; /mnt/etc/fstab<text:line-break/></text:span><text:span text:style-name="T2"># </text:span><text:span text:style-name="T8">cat /mnt/etc/fstab</text:span></text:p>
      <text:p text:style-name="P46">11.<text:span text:style-name="T1"> </text:span><text:span text:style-name="T9">Chroot into the new system.</text:span></text:p>
      <text:p text:style-name="P9"><text:span text:style-name="T2"># </text:span><text:span text:style-name="T9">arch-chroot /mnt /bin/bash</text:span></text:p>
      <text:p text:style-name="P47">12.<text:span text:style-name="T1"> </text:span><text:span text:style-name="T10">Uncomment </text:span><text:span text:style-name="T57">en_US.UTF-8 UTF-8</text:span><text:span text:style-name="T10"> in </text:span><text:span text:style-name="T57">/etc/locale.gen</text:span><text:span text:style-name="T10">.</text:span></text:p>
      <text:p text:style-name="P48">13.<text:span text:style-name="T1"> </text:span><text:span text:style-name="T11">Create </text:span><text:span text:style-name="T58">/etc/locale.conf</text:span><text:span text:style-name="T11"> and enter the following contents:</text:span></text:p>
      <text:p text:style-name="P22"><text:span text:style-name="T2">L</text:span><text:span text:style-name="T1">ANG=en_US.UTF-8</text:span></text:p>
      <text:p text:style-name="P49">14.<text:span text:style-name="T1"> </text:span><text:span text:style-name="T12">Select a timezone. (2, 49, 20 used in this example)</text:span></text:p>
      <text:p text:style-name="P10"><text:span text:style-name="T2"># </text:span><text:span text:style-name="T12">tzselect<text:line-break/></text:span><text:span text:style-name="T2"># </text:span><text:span text:style-name="T12">ln -s /usr/share/zoneinfo/America/Phoenix /etc/localtime<text:line-break/></text:span><text:span text:style-name="T2"># </text:span><text:span text:style-name="T12">hwclock –systohc --utc</text:span></text:p>
      <text:p text:style-name="P50">15.<text:span text:style-name="T1"> </text:span><text:span text:style-name="T13">Just in case, run the following command to generate the initramfs.</text:span></text:p>
      <text:p text:style-name="P11"><text:span text:style-name="T2"># </text:span><text:span text:style-name="T13">mkinitcpio -p linux</text:span></text:p>
      <text:p text:style-name="P51">16.<text:span text:style-name="T1"> Install the GRUB bootloader.</text:span></text:p>
      <text:p text:style-name="P11"><text:span text:style-name="T2"># </text:span><text:span text:style-name="T13">pacman -S grub<text:line-break/></text:span><text:span text:style-name="T2"># </text:span><text:span text:style-name="T13">grub-install –target=i386-pc /dev/sda</text:span></text:p>
      <text:p text:style-name="P51">17.<text:span text:style-name="T1"> Set the hostname </text:span><text:span text:style-name="T14">by entering the following into </text:span><text:span text:style-name="T59">/etc/hostname</text:span><text:span text:style-name="T1">.</text:span></text:p>
      <text:p text:style-name="P39">Devon-LP_LNX</text:p>
      <text:p text:style-name="P51">18.<text:span text:style-name="T1"> </text:span><text:span text:style-name="T15">Edit </text:span><text:span text:style-name="T60">/etc/hosts</text:span><text:span text:style-name="T15"> as follows.</text:span></text:p>
      <text:p text:style-name="P12"><text:span text:style-name="T2">127.0.0.1<text:tab/>localhost.localdomain<text:tab/>localhost<text:tab/> </text:span><text:span text:style-name="T15">Devon-LP_LNX</text:span><text:span text:style-name="T2"><text:line-break/></text:span><text:span text:style-name="T1">::1<text:tab/><text:tab/>localhost.localdomain<text:tab/>localhost<text:tab/> </text:span><text:span text:style-name="T15">Devon-LP_LNX</text:span></text:p>
      <text:p text:style-name="P52">19.<text:span text:style-name="T1"> </text:span><text:span text:style-name="T16">Install wireless packages.</text:span></text:p>
      <text:p text:style-name="P13"><text:span text:style-name="T2"># </text:span><text:span text:style-name="T16">pacman -S iw wpa_supplicant dialog</text:span></text:p>
      <text:p text:style-name="P53">20.<text:span text:style-name="T1"> (Optional) Revert to traditional device names.</text:span></text:p>
      <text:p text:style-name="P13"><text:span text:style-name="T2"># </text:span><text:span text:style-name="T16">ln -s /dev/null </text:span><text:span text:style-name="T36">etc</text:span><text:span text:style-name="T40">udev/rules.d/80-net-setup-link.rules</text:span></text:p>
      <text:p text:style-name="P53">21.<text:span text:style-name="T1"> </text:span><text:span text:style-name="T17">Set root password.</text:span></text:p>
      <text:p text:style-name="P14"><text:span text:style-name="T2"># </text:span><text:span text:style-name="T17">passwd</text:span></text:p>
      <text:p text:style-name="P54"><text:soft-page-break/>22.<text:span text:style-name="T1"> Exit chroot, unmount partitions and reboot.</text:span></text:p>
      <text:p text:style-name="P15"><text:span text:style-name="T2"># </text:span><text:span text:style-name="T18">exit</text:span><text:span text:style-name="T2"><text:line-break/># </text:span><text:span text:style-name="T17">umount -R /mnt<text:line-break/></text:span><text:span text:style-name="T2"># </text:span><text:span text:style-name="T17">reboot</text:span></text:p>
      <text:p text:style-name="P54">23.<text:span text:style-name="T1"> </text:span><text:span text:style-name="T19">Create primary non-root user.</text:span></text:p>
      <text:p text:style-name="P16"><text:span text:style-name="T2"># </text:span><text:span text:style-name="T19">useradd -m -g wheel -s /bin/bash devon<text:line-break/></text:span><text:span text:style-name="T2"># </text:span><text:span text:style-name="T19">passwd devon</text:span></text:p>
      <text:p text:style-name="P55">24.<text:span text:style-name="T1"> As root, uncomment the following line using visudo.</text:span></text:p>
      <text:p text:style-name="P16"><text:span text:style-name="T2"># %</text:span><text:span text:style-name="T19">wheel ALL=(ALL) ALL</text:span></text:p>
      <text:p text:style-name="P55">25.<text:span text:style-name="T1"> </text:span><text:span text:style-name="T20">Install yaourt </text:span><text:span text:style-name="T21">by adding the following to </text:span><text:span text:style-name="T61">/etc/pacman.conf</text:span><text:span text:style-name="T20">.</text:span></text:p>
      <text:p text:style-name="P17"><text:span text:style-name="T2">[archlinuxfr]<text:line-break/></text:span><text:span text:style-name="T1">SigLevel = Never<text:line-break/>Server = http://repo.archlinux.fr/$arch</text:span></text:p>
      <text:p text:style-name="P56">26.<text:span text:style-name="T1"> </text:span><text:span text:style-name="T21">Update repositories.</text:span></text:p>
      <text:p text:style-name="P18"><text:span text:style-name="T2"># </text:span><text:span text:style-name="T21">sudo pacman -Syy yaourt</text:span></text:p>
      <text:p text:style-name="P57">27.<text:span text:style-name="T1"> </text:span><text:span text:style-name="T22">Microcode.</text:span></text:p>
      <text:p text:style-name="P19"><text:span text:style-name="T2"># </text:span><text:span text:style-name="T22">pacman -S intel-ucode<text:line-break/></text:span><text:span text:style-name="T2"># </text:span><text:span text:style-name="T22">grub-mkconfig -o </text:span><text:span text:style-name="T37">boot</text:span><text:span text:style-name="T41">grub/grub.cfg</text:span></text:p>
      <text:p text:style-name="P58">28.<text:span text:style-name="T1"> </text:span><text:span text:style-name="T23">Edit /etc/default/grub and edit the following line.</text:span></text:p>
      <text:p text:style-name="P20"><text:span text:style-name="T2">GRUB_CMDLINE_LINUX_DEFAULT="quiet </text:span><text:span text:style-name="T24">log_buf_len=16M”</text:span></text:p>
      <text:p text:style-name="P59">29.<text:span text:style-name="T1"> </text:span><text:span text:style-name="T25">Reconfigure GRUB.</text:span></text:p>
      <text:p text:style-name="P21"><text:span text:style-name="T2"># </text:span><text:span text:style-name="T25">grub-mkconfig -o /boot/grub/grub.cfg</text:span></text:p>
      <text:p text:style-name="P60">30.<text:span text:style-name="T1"> </text:span><text:span text:style-name="T26">Get xorg and install display driver.</text:span></text:p>
      <text:p text:style-name="P23"><text:span text:style-name="T2">$ </text:span><text:span text:style-name="T1">sudo pacman -S xorg<text:line-break/></text:span><text:span text:style-name="T2">$ </text:span><text:span text:style-name="T1">lspci | grep -e VGA -e 3D<text:line-break/></text:span><text:span text:style-name="T2">$ </text:span><text:span text:style-name="T1">sudo pacman -S xf86-video</text:span></text:p>
      <text:p text:style-name="P61">31.<text:span text:style-name="T1"> </text:span><text:span text:style-name="T27">Install XFCE, LightDM, and the Deepin Greeter.</text:span></text:p>
      <text:p text:style-name="P24"><text:span text:style-name="T2">$ </text:span><text:span text:style-name="T27">sudo pacman -S xfce4 xfce4-goodies lightdm lightdm-deepin-greeter</text:span></text:p>
      <text:p text:style-name="P62">32.<text:span text:style-name="T1"> </text:span><text:span text:style-name="T28">Edit the following line in </text:span><text:span text:style-name="T62">/etc/lightdm/lightdm.conf</text:span><text:span text:style-name="T28">.</text:span></text:p>
      <text:p text:style-name="P34"><text:span text:style-name="T2">g</text:span><text:span text:style-name="T1">reeter-session=lightdm-deepin-greeter</text:span></text:p>
      <text:p text:style-name="P63">33.<text:span text:style-name="T1"> </text:span><text:span text:style-name="T29">Enable LightDM.</text:span></text:p>
      <text:p text:style-name="P25"><text:soft-page-break/><text:span text:style-name="T2">$ </text:span><text:span text:style-name="T29">sudo systemctl enable lightdm.service</text:span></text:p>
      <text:p text:style-name="P64">34.<text:span text:style-name="T1"> </text:span><text:span text:style-name="T30">Remove the Deepin session.</text:span></text:p>
      <text:p text:style-name="P26"><text:span text:style-name="T2">$ </text:span><text:span text:style-name="T30">sudo rm /usr/share/xsessions/deepin.desktop</text:span></text:p>
      <text:p text:style-name="P65">35.<text:span text:style-name="T1"> </text:span><text:span text:style-name="T31">Configure hibernation. </text:span><text:span text:style-name="T32">First, create a swapfile:</text:span></text:p>
      <text:p text:style-name="P27"><text:span text:style-name="T2">$ </text:span><text:span text:style-name="T32">sudo fallocate -l 6G /swapfile<text:line-break/></text:span><text:span text:style-name="T2">$ </text:span><text:span text:style-name="T32">sudo chmod 600 /swapfile<text:line-break/></text:span><text:span text:style-name="T2">$ </text:span><text:span text:style-name="T32">sudo mkswap /swapfile<text:line-break/></text:span><text:span text:style-name="T2">$ </text:span><text:span text:style-name="T32">sudo swapon /swapfile</text:span></text:p>
      <text:p text:style-name="P66">36.<text:span text:style-name="T1"> Edit </text:span><text:span text:style-name="T56">/etc/fstab</text:span><text:span text:style-name="T1"> to include the swapfile.</text:span></text:p>
      <text:p text:style-name="P27"><text:span text:style-name="T2">/</text:span><text:span text:style-name="T32">swapfile<text:tab/>none<text:tab/>swap<text:tab/>defaults<text:tab/>0<text:tab/>0</text:span></text:p>
      <text:p text:style-name="P66">37.<text:span text:style-name="T1"> </text:span><text:span text:style-name="T33">Set the swappiness to 0 so the system won’t use it for RAM. Create </text:span><text:span text:style-name="T63">/etc/sysctl.d/99-sysctl.conf</text:span><text:span text:style-name="T33">.</text:span></text:p>
      <text:p text:style-name="P35"><text:span text:style-name="T2">v</text:span><text:span text:style-name="T1">m.swappiness=0</text:span></text:p>
      <text:p text:style-name="P67">38.<text:span text:style-name="T1"> </text:span><text:span text:style-name="T34">Use the following command to get the swap file’s offset. Use the number in the first row of the </text:span><text:span text:style-name="T38">physical_offset</text:span><text:span text:style-name="T42"> column.</text:span></text:p>
      <text:p text:style-name="P28"><text:span text:style-name="T43">$ </text:span><text:span text:style-name="T44">filefrag -v /swapfile</text:span></text:p>
      <text:p text:style-name="P68"><text:span text:style-name="T55">39.</text:span><text:span text:style-name="T39"> </text:span><text:span text:style-name="T44">Then, as root, edit </text:span><text:span text:style-name="T65">/etc/default/grub</text:span><text:span text:style-name="T44"> and edit the following line.</text:span></text:p>
      <text:p text:style-name="P36"><text:span text:style-name="T39">GRUB_CMDLINE_LINUX_DEFAULT=”quiet log_buf_len=16M resume=</text:span><text:span text:style-name="T35">/dev/sda1</text:span><text:span text:style-name="T39"> resume_offset=</text:span><text:span text:style-name="T35">swap_file_offset</text:span><text:span text:style-name="T39">”</text:span><text:span text:style-name="T43"><text:line-break/></text:span><text:span text:style-name="T67">Where </text:span><text:span text:style-name="T69">/dev/sda1</text:span><text:span text:style-name="T67"> is the partition where the swapfile resides and </text:span><text:span text:style-name="T69">swap_file_offset</text:span><text:span text:style-name="T67"> is the number found in the previous step.</text:span></text:p>
      <text:p text:style-name="P69"><text:span text:style-name="T55">40.</text:span><text:span text:style-name="T39"> </text:span><text:span text:style-name="T45">Rebuild the GRUB configuration file.</text:span></text:p>
      <text:p text:style-name="P29"><text:span text:style-name="T43">$ </text:span><text:span text:style-name="T45">sudo grub-mkconfig -o /boot/grub/grub.cfg</text:span></text:p>
      <text:p text:style-name="P70"><text:span text:style-name="T55">41.</text:span><text:span text:style-name="T39"> Edit the following line in </text:span><text:span text:style-name="T64">/etc/mkinitcpio.conf</text:span><text:span text:style-name="T39">.</text:span></text:p>
      <text:p text:style-name="P37"><text:span text:style-name="T43">H</text:span><text:span text:style-name="T39">OOKS=”base udev resume autodetect modconf block filesystems keyboard fsck”</text:span></text:p>
      <text:p text:style-name="P70"><text:span text:style-name="T55">42.</text:span><text:span text:style-name="T39"> </text:span><text:span text:style-name="T46">Rebuild the initramfs.</text:span></text:p>
      <text:p text:style-name="P30"><text:span text:style-name="T43">$ </text:span><text:span text:style-name="T46">sudo mkinitcpio -p linux</text:span></text:p>
      <text:p text:style-name="P71"><text:span text:style-name="T55">43.</text:span><text:span text:style-name="T39"> </text:span><text:span text:style-name="T47">Install NetworkManager.</text:span></text:p>
      <text:p text:style-name="P31"><text:span text:style-name="T43">$ </text:span><text:span text:style-name="T47">sudo pacman -S networkmanager network-manager-applet networkmanager-openconnect networkmanager-openvpn networkmanager-vpnc networkmanager-strongswan<text:line-break/></text:span><text:soft-page-break/><text:span text:style-name="T43">$ </text:span><text:span text:style-name="T47">sudo systemctl start NetworkManager.service<text:line-break/></text:span><text:span text:style-name="T43">$ </text:span><text:span text:style-name="T47">sudo systemctl enable NetworkManager.service</text:span></text:p>
      <text:p text:style-name="P72"><text:span text:style-name="T55">44.</text:span><text:span text:style-name="T39"> </text:span><text:span text:style-name="T48">Install NTFS and NFS drivers.</text:span></text:p>
      <text:p text:style-name="P32"><text:span text:style-name="T43">$ </text:span><text:span text:style-name="T48">sudo pacman -S ntfs-3g nfs-utils</text:span></text:p>
      <text:p text:style-name="P73"><text:span text:style-name="T55">45.</text:span><text:span text:style-name="T39"> </text:span><text:span text:style-name="T49">Install the CUPS printing service.</text:span></text:p>
      <text:p text:style-name="P33"><text:span text:style-name="T43">$ </text:span><text:span text:style-name="T49">sudo pacman -S cups </text:span><text:span text:style-name="T50">cups-pdf<text:line-break/></text:span><text:span text:style-name="T43">$ </text:span><text:span text:style-name="T51">sudo systemctl start org.cups.cupsd.service<text:line-break/></text:span><text:span text:style-name="T43">$ </text:span><text:span text:style-name="T51">sudo systemctl enable org.cups.cupsd.service</text:span></text:p>
      <text:p text:style-name="P74"><text:span text:style-name="T55">46.</text:span><text:span text:style-name="T39"> </text:span><text:span text:style-name="T52">Enable multilib by uncommenting the following lines in </text:span><text:span text:style-name="T66">/etc/pacman.conf</text:span><text:span text:style-name="T52">.</text:span></text:p>
      <text:p text:style-name="P78"><text:span text:style-name="T54">[</text:span><text:span text:style-name="T53">multilib]<text:line-break/>Include = /etc/pacman.d/mirror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New Sung1" svg:font-family="'AR PL New Sung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9:04:21.985932838</meta:creation-date>
    <dc:date>2018-05-25T22:53:33.073881396</dc:date>
    <meta:editing-duration>PT6H28M43S</meta:editing-duration>
    <meta:editing-cycles>37</meta:editing-cycles>
    <meta:generator>LibreOffice/6.0.2.1.0$Linux_X86_64 LibreOffice_project/00m0$Build-1</meta:generator>
    <meta:document-statistic meta:table-count="0" meta:image-count="0" meta:object-count="0" meta:page-count="5" meta:paragraph-count="93" meta:word-count="696" meta:character-count="4908" meta:non-whitespace-character-count="4302"/>
  </office:meta>
</office:document-meta>
</file>